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T4" style:parent-style-name="Fonteparág.padrã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Orçamento</text:p>
      <text:p text:style-name="Standard"/>
      <text:p text:style-name="Standard">Tela de avaliação de serviços usuário<text:s/>– 7 Pfs</text:p>
      <text:p text:style-name="Standard">Tela de avaliação de serviços empresa<text:s/>–<text:s/>7<text:s/>Pfs</text:p>
      <text:p text:style-name="Standard">2<text:s/>telas –<text:s/>10<text:s/>Pfs</text:p>
      <text:p text:style-name="Standard"/>
      <text:p text:style-name="Standard">Total de Pfs =<text:s/>24</text:p>
      <text:p text:style-name="Standard"/>
      <text:p text:style-name="Standard">Salário de Desenvolvedor Flutter //<text:tab/>~ R$<text:s/>4.000,00</text:p>
      <text:p text:style-name="Standard">4h/PF</text:p>
      <text:p text:style-name="Standard"/>
      <text:p text:style-name="Standard">4000/180 = 22,22</text:p>
      <text:p text:style-name="Standard">22,22 * 4 = 88,88</text:p>
      <text:p text:style-name="Standard">~ R$ 89,00 por PF</text:p>
      <text:p text:style-name="Standard"/>
      <text:p text:style-name="Standard">1 PF<text:s/><text:tab/>-<text:tab/>89</text:p>
      <text:p text:style-name="Standard">24<text:s/>PF<text:tab/>-<text:tab/>X</text:p>
      <text:p text:style-name="Standard">X =<text:s/>2.136,00</text:p>
      <text:p text:style-name="Standard">+ 20%<text:s/>2.563,20</text:p>
      <text:p text:style-name="Standard">+ custo variável de 500</text:p>
      <text:p text:style-name="Standard">3.063,20</text:p>
      <text:p text:style-name="Standard"/>
      <text:p text:style-name="Standard"><text:span text:style-name="T2">Total de R$<text:s/></text:span><text:span text:style-name="T3">3.063,2</text:span><text:span text:style-name="T4">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OTEBOOK-049</dc:creator>
    <meta:creation-date>2019-12-08T13:43:00Z</meta:creation-date>
    <dc:date>2019-12-09T15:27:00Z</dc:date>
    <meta:template xlink:href="Normal.dotm" xlink:type="simple"/>
    <meta:editing-cycles>2</meta:editing-cycles>
    <meta:editing-duration>PT480S</meta:editing-duration>
    <meta:document-statistic meta:page-count="1" meta:paragraph-count="1" meta:word-count="55" meta:character-count="354" meta:row-count="2" meta:non-whitespace-character-count="300"/>
  </office:meta>
</office:document-meta>
</file>